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6f04" officeooo:paragraph-rsid="0009a3d5"/>
    </style:style>
    <style:style style:name="P2" style:family="paragraph" style:parent-style-name="Standard">
      <style:text-properties officeooo:rsid="0009a3d5" officeooo:paragraph-rsid="0009a3d5"/>
    </style:style>
    <style:style style:name="P3" style:family="paragraph" style:parent-style-name="Text_20_body">
      <style:text-properties officeooo:paragraph-rsid="001507fd"/>
    </style:style>
    <style:style style:name="P4" style:family="paragraph" style:parent-style-name="Text_20_body">
      <style:text-properties officeooo:paragraph-rsid="00151398"/>
    </style:style>
    <style:style style:name="P5" style:family="paragraph" style:parent-style-name="Standard">
      <style:text-properties officeooo:rsid="0016ee62" officeooo:paragraph-rsid="0016ee62"/>
    </style:style>
    <style:style style:name="P6" style:family="paragraph" style:parent-style-name="Standard">
      <style:paragraph-properties fo:text-align="center" style:justify-single-word="false"/>
      <style:text-properties officeooo:rsid="0016ee62" officeooo:paragraph-rsid="0016ee62"/>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officeooo:rsid="0016ee62" officeooo:paragraph-rsid="0017ce3b" style:font-size-asian="40pt" style:font-size-complex="40pt"/>
    </style:style>
    <style:style style:name="P8" style:family="paragraph" style:parent-style-name="Standard">
      <style:paragraph-properties fo:text-align="center" style:justify-single-word="false"/>
      <style:text-properties fo:font-size="15pt" officeooo:rsid="0016ee62" officeooo:paragraph-rsid="0016ee62" style:font-size-asian="15pt" style:font-size-complex="15pt"/>
    </style:style>
    <style:style style:name="P9" style:family="paragraph" style:parent-style-name="Standard">
      <style:text-properties fo:font-size="15pt" officeooo:rsid="0016ee62" officeooo:paragraph-rsid="0016ee62" style:font-size-asian="15pt" style:font-size-complex="15pt"/>
    </style:style>
    <style:style style:name="P10" style:family="paragraph" style:parent-style-name="Standard">
      <style:paragraph-properties>
        <style:tab-stops>
          <style:tab-stop style:position="0cm"/>
          <style:tab-stop style:position="17cm" style:type="right"/>
        </style:tab-stops>
      </style:paragraph-properties>
      <style:text-properties fo:font-size="15pt" officeooo:rsid="0016ee62" officeooo:paragraph-rsid="0016ee62" style:font-size-asian="15pt" style:font-size-complex="15pt"/>
    </style:style>
    <style:style style:name="P11" style:family="paragraph" style:parent-style-name="Standard">
      <style:paragraph-properties fo:break-before="page"/>
      <style:text-properties officeooo:rsid="0016ee62" officeooo:paragraph-rsid="0016ee62"/>
    </style:style>
    <style:style style:name="P12" style:family="paragraph" style:parent-style-name="Heading_20_3">
      <style:text-properties officeooo:rsid="001bbbf7" officeooo:paragraph-rsid="001bbbf7"/>
    </style:style>
    <style:style style:name="P13" style:family="paragraph" style:parent-style-name="Text_20_body">
      <style:text-properties officeooo:rsid="00086f04" officeooo:paragraph-rsid="00151398"/>
    </style:style>
    <style:style style:name="P14" style:family="paragraph" style:parent-style-name="Text_20_body">
      <style:text-properties officeooo:paragraph-rsid="0016ee62"/>
    </style:style>
    <style:style style:name="P15" style:family="paragraph" style:parent-style-name="Text_20_body">
      <style:text-properties officeooo:rsid="001d1931" officeooo:paragraph-rsid="001d1931"/>
    </style:style>
    <style:style style:name="P16" style:family="paragraph" style:parent-style-name="Text_20_body">
      <style:text-properties officeooo:paragraph-rsid="001f2b54"/>
    </style:style>
    <style:style style:name="P17" style:family="paragraph" style:parent-style-name="Heading_20_2">
      <style:text-properties officeooo:paragraph-rsid="0016ee62"/>
    </style:style>
    <style:style style:name="P18" style:family="paragraph" style:parent-style-name="Footer">
      <style:paragraph-properties fo:text-align="center" style:justify-single-word="false"/>
    </style:style>
    <style:style style:name="T1" style:family="text">
      <style:text-properties officeooo:rsid="0009a3d5"/>
    </style:style>
    <style:style style:name="T2" style:family="text">
      <style:text-properties officeooo:rsid="000fcfa4"/>
    </style:style>
    <style:style style:name="T3" style:family="text">
      <style:text-properties officeooo:rsid="0010f3d9"/>
    </style:style>
    <style:style style:name="T4" style:family="text">
      <style:text-properties officeooo:rsid="0012fc99"/>
    </style:style>
    <style:style style:name="T5" style:family="text">
      <style:text-properties officeooo:rsid="0013bc51"/>
    </style:style>
    <style:style style:name="T6" style:family="text">
      <style:text-properties officeooo:rsid="001507fd"/>
    </style:style>
    <style:style style:name="T7" style:family="text">
      <style:text-properties officeooo:rsid="00163e3d"/>
    </style:style>
    <style:style style:name="T8" style:family="text">
      <style:text-properties officeooo:rsid="0016ee62"/>
    </style:style>
    <style:style style:name="T9" style:family="text">
      <style:text-properties officeooo:rsid="0017ce3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7ce3b"/>
    </style:style>
    <style:style style:name="T12" style:family="text">
      <style:text-properties fo:background-color="#ff0000" loext:char-shading-value="0"/>
    </style:style>
    <style:style style:name="T13" style:family="text">
      <style:text-properties officeooo:rsid="0017ce3b" fo:background-color="#ff0000" loext:char-shading-value="0"/>
    </style:style>
    <style:style style:name="T14" style:family="text">
      <style:text-properties officeooo:rsid="001992b6"/>
    </style:style>
    <style:style style:name="T15" style:family="text">
      <style:text-properties officeooo:rsid="001ad9e8"/>
    </style:style>
    <style:style style:name="T16" style:family="text">
      <style:text-properties officeooo:rsid="001bbbf7"/>
    </style:style>
    <style:style style:name="T17" style:family="text">
      <style:text-properties officeooo:rsid="001d1931"/>
    </style:style>
    <style:style style:name="T18" style:family="text">
      <style:text-properties officeooo:rsid="001e0000"/>
    </style:style>
    <style:style style:name="T19" style:family="text">
      <style:text-properties officeooo:rsid="001f2b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8">Rapport de projet 1ère Année</text:p>
      <text:p text:style-name="P5"/>
      <text:p text:style-name="P5"/>
      <text:p text:style-name="P5"/>
      <text:p text:style-name="P5"/>
      <text:p text:style-name="P5"/>
      <text:p text:style-name="P5"/>
      <text:p text:style-name="P5"/>
      <text:p text:style-name="P5"/>
      <text:p text:style-name="P5"/>
      <text:p text:style-name="P5"/>
      <text:p text:style-name="P5"/>
      <text:p text:style-name="P7">Projet de robotique : </text:p>
      <text:p text:style-name="P7">Voiture sum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10"><text:span text:style-name="T10">Projet réalisé par :</text:span><text:tab/><text:span text:style-name="T11">Encadré par :</text:span><text:span text:style-name="T9"> <text:s text:c="5"/></text:span></text:p>
      <text:p text:style-name="P10">- RENIE Max<text:tab/>- <text:span text:style-name="T9">Claude Mazel</text:span></text:p>
      <text:p text:style-name="P10">-ZANGLA Jérémy<text:tab/></text:p>
      <text:p text:style-name="P11"/>
      <text:h text:style-name="Heading_20_1" text:outline-level="1">I] Intro avec rappel détaillé du sujet :</text:h>
      <text:p text:style-name="P1"><text:tab/><text:span text:style-name="T1">Pour notre projet de première année, nous avons décidé de travailler sur un robot sumo. Un robot sumo, est un robot autonome ayant comme unique but de combattre dans une arène pour en sortir le robot adverse. </text:span></text:p>
      <text:p text:style-name="P1"/>
      <text:h text:style-name="Heading_20_2" text:outline-level="2">A) <text:span text:style-name="T2">Réglementation</text:span> :</text:h>
      <text:p text:style-name="P2"><text:tab/>Notre premier choix important fut la décision de la réglementation que nous devions suivre. Nous avons donc décidé d’utiliser les règles les plus souvent utilisées dans les tournois français ; avec pour objectif la participation à la coupe de France de robotique. <text:span text:style-name="T4">Toutes les règles décrites dans le document fournit par les organisateurs du tournois peuvent être modifiées par l’arbitre au dernier moment.</text:span></text:p>
      <text:h text:style-name="Heading_20_2" text:outline-level="2"><text:span text:style-name="T5">B) Robot :</text:span></text:h>
      <text:p text:style-name="P3"><text:tab/><text:span text:style-name="T6">Tout d’abord aucune communication avec le robot n’est autorisé pendant le combat. De plus le robot n’a pas le droit d’être modifié à partir de son inscription. La seule modification autorisée entre les combats est l’utilisation de boutons, ou d’interrupteurs. Ces éléments sont les seules manières que l’on a d’adapté ou de changé la stratégie et les capacités du robot pendant un tournoi. </text:span></text:p>
      <text:p text:style-name="P13"><text:tab/>Nous devons également concevoir un robot de taille et de poids limité. Ainsi le robot ne peut ni dépasser les 10x10cm (sans limite de hauteur), ni peser plus de 500g. De plus nous n’avons pas le droit d’avoir de projectiles, d’éléments pyrotechnique (fusées, flammes, étincelles, fumées, etc.), ou de liquide. L’utilisation de colle, d’aspirateur ou de turbines est également interdite. Enfin la dégradation de l’arène ou du robot adverse nous vaudrait également une disqualification.</text:p>
      <text:p text:style-name="P4"><text:tab/>Le<text:span text:style-name="T7"> robot doit démarrer le combat 5 secondes après sa mise en fonctionnement.</text:span></text:p>
      <text:h text:style-name="Heading_20_2" text:outline-level="2"><text:span text:style-name="T5">C) Arène :</text:span></text:h>
      <text:p text:style-name="P14"><text:tab/><text:span text:style-name="T3">L’arène (aussi appelée Dohyo) décrite dans le cahier des charges est un cercle de 77cm de diamètre en bois et recouvert d’aluminium (5mm). L’intérieur du cercle est peint en noir mat et la bordure de 2.5cm est blanche brillante. La bordure est incluse dans la surface de l’arène. Les lignes de départs (appelées Shikiri-sen) sont matérialisées par deux lignes marrons de 10cm de long sur 1cm de large. <text:s/>Ces lignes sont placées à 5cm du centre de l’arène. L’extérieur de l’arène s’étend de 60cm et la couleur ne doit pas être blanche, ce sont les seules contraintes.</text:span></text:p>
      <text:h text:style-name="P17" text:outline-level="2">D) Contraintes :</text:h>
      <text:p text:style-name="Text_20_body"><text:tab/><text:span text:style-name="T9">Le matériel dont nous disposons ne nous as pas permis de travailler à la conception d’un robot suivant ces règles. Cependant notre travail peut être facilement adapté pour y venir. Tout d’abord notre dohyo n’est pas de la même couleur, ni de la même taille. </text:span><text:span text:style-name="T12">TODO: </text:span><text:span text:style-name="T13">Insérer la taille et la couleur de notre arène.</text:span></text:p>
      <text:h text:style-name="Heading_20_1" text:outline-level="1"><text:soft-page-break/>II] Présentation du code + détaille technique (réalisation) par couche de niveau d’abstraction.</text:h>
      <text:h text:style-name="Heading_20_2" text:outline-level="2"><text:span text:style-name="T8">A) Construction du robot :</text:span></text:h>
      <text:p text:style-name="Text_20_body"><text:tab/><text:span text:style-name="T14">La construction du robot s’est faire en deux étapes. Nous avons tout d’abord construit un prototype à partir de kits d’apprentissage à la robotique. Nous sommes passé à la conception de notre robot final plus tard.</text:span></text:p>
      <text:h text:style-name="Heading_20_3" text:outline-level="3">1) <text:span text:style-name="T14">Prototype de test :</text:span></text:h>
      <text:p text:style-name="Text_20_body"><text:tab/><text:span text:style-name="T14">Nous avons décidé de créer un prototype à partir d’un kit, afin de pouvoir rapidement fabriquer le robot et commencer à coder des éléments. Ainsi nous avons pu travailler sur la découverte des modules à utiliser sans avoir à prévoir leur agencement.</text:span></text:p>
      <text:p text:style-name="P16"><text:tab/><text:span text:style-name="T14">Le prototype était équipé de deux moteurs (donc deux roues), d’une rotule pour l’équilibrer, d’un capteur de distance à ultrason et enfin d’une carte à programmer et du module de gestion des moteurs.</text:span></text:p>
      <text:h text:style-name="Heading_20_4" text:outline-level="4">a) <text:span text:style-name="T19">Présentation de la carte contrôleur :</text:span></text:h>
      <text:h text:style-name="Heading_20_3" text:outline-level="3">2) <text:span text:style-name="T15">Robot final :</text:span> </text:h>
      <text:h text:style-name="Heading_20_2" text:outline-level="2"><text:span text:style-name="T8">B) Code :</text:span></text:h>
      <text:p text:style-name="Text_20_body"><text:tab/><text:span text:style-name="T15">De la même manière que pour la fabrication du robot, nous avons travaillé le code en plusieurs étapes. Pour chaque élément nous avons d’abord coder un système qui le faisait fonctionner. Puis une fois que nous avions bien compris le fonctionnement, nous avons amélioré le code, pour le rendre implémentable sous forme de librairie.</text:span></text:p>
      <text:h text:style-name="Heading_20_3" text:outline-level="3"><text:span text:style-name="T15">1) Gestion des moteurs :</text:span></text:h>
      <text:p text:style-name="Text_20_body"><text:tab/><text:span text:style-name="T19">Les moteurs ont besoin d’un courant assez important, surtout au démarrage. Ils ne peuvent donc pas être alimentés directement depuis les connections de notre contrôleur. </text:span></text:p>
      <text:h text:style-name="Heading_20_3" text:outline-level="3">2) <text:span text:style-name="T16">Capteur de distance :</text:span></text:h>
      <text:h text:style-name="P12" text:outline-level="3">3) Capteur de lignes :</text:h>
      <text:h text:style-name="Heading_20_3" text:outline-level="3">5) <text:span text:style-name="T18">Algorithme de combat :</text:span></text:h>
      <text:h text:style-name="Heading_20_3" text:outline-level="3">4) <text:span text:style-name="T17">Fonctionnement finale du robot :</text:span></text:h>
      <text:p text:style-name="P15">Plus haut niveau : Lancement du combat</text:p>
      <text:p text:style-name="P15"><text:tab/><text:span text:style-name="T18">besoin de deplacement : → Utilisations de MoteurSSS → Utilisation de moteur</text:span></text:p>
      <text:p text:style-name="P15"><text:tab/><text:span text:style-name="T18">besoin de recherce : Toujours moteur mais rotations + Besoin de capteur de distance</text:span></text:p>
      <text:p text:style-name="P15"><text:soft-page-break/><text:tab/><text:span text:style-name="T18">Toujours verifier qu’on ne sort pas : → Capteur ligne</text:span></text:p>
      <text:p text:style-name="P15">Plus bas niveau :</text:p>
      <text:h text:style-name="Heading_20_1" text:outline-level="1">III] Recherches inabouties</text:h>
      <text:h text:style-name="Heading_20_1" text:outline-level="1">IV] Ouvertures avec les améliorations possibl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style:paragraph-properties fo:margin-left="1cm" fo:margin-right="0cm" fo:margin-top="0.353cm" fo:margin-bottom="0.212cm" loext:contextual-spacing="false" fo:text-indent="0cm" style:auto-text-indent="false" style:page-number="auto" fo:background-color="transparent">
        <style:tab-stops/>
      </style:paragraph-properties>
      <style:text-properties fo:font-variant="small-caps" fo:color="#00a933" fo:font-size="115%" style:text-underline-style="solid" style:text-underline-width="auto" style:text-underline-color="font-color"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variant="small-caps" fo:color="#ff0000"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247cm" fo:margin-bottom="0.212cm" loext:contextual-spacing="false" fo:text-indent="0cm" style:auto-text-indent="false"/>
      <style:text-properties fo:color="#2a6099"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7:55:13.993142363</meta:creation-date>
    <dc:date>2019-06-10T19:26:01.394049609</dc:date>
    <meta:editing-duration>PT15H3M13S</meta:editing-duration>
    <meta:editing-cycles>18</meta:editing-cycles>
    <meta:generator>LibreOffice/6.2.4.2$Linux_X86_64 LibreOffice_project/20$Build-2</meta:generator>
    <meta:document-statistic meta:table-count="0" meta:image-count="0" meta:object-count="0" meta:page-count="4" meta:paragraph-count="43" meta:word-count="759" meta:character-count="4536" meta:non-whitespace-character-count="3792"/>
  </office:meta>
</office:document-meta>
</file>